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antanderMicro" svg:font-family="SantanderMicro, sans-serif"/>
    <style:font-face style:name="SantanderMicro-Bold" svg:font-family="SantanderMicro-Bold, sans-serif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fo:break-before="column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23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afc04" officeooo:paragraph-rsid="000afc0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es" fo:country="GT" officeooo:rsid="000afc04" officeooo:paragraph-rsid="000afc0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es" fo:country="GT" officeooo:rsid="000afc04" officeooo:paragraph-rsid="000afc04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afc04" officeooo:paragraph-rsid="000c69ed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c69ed" officeooo:paragraph-rsid="000c69ed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0c69ed" officeooo:paragraph-rsid="0016357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0d32c" officeooo:paragraph-rsid="0010d32c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23d2a" officeooo:paragraph-rsid="00123d2a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3af69" officeooo:paragraph-rsid="0013af69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631ec" officeooo:paragraph-rsid="001631ec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language="es" fo:country="GT" officeooo:rsid="00163574" officeooo:paragraph-rsid="00163574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language="es" fo:country="GT" fo:font-weight="bold" officeooo:rsid="000afc04" officeooo:paragraph-rsid="000afc04" style:font-size-asian="10.5pt" style:font-weight-asian="bold" style:font-size-complex="12pt" style:font-weight-complex="bold"/>
    </style:style>
    <style:style style:name="T1" style:family="text">
      <style:text-properties officeooo:rsid="0010d32c"/>
    </style:style>
    <style:style style:name="T2" style:family="text">
      <style:text-properties officeooo:rsid="00123d2a"/>
    </style:style>
    <style:style style:name="T3" style:family="text">
      <style:text-properties fo:font-variant="normal" fo:text-transform="none" fo:color="#000000" loext:opacity="100%" style:font-name="SantanderMicro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antanderMicro" fo:font-size="10.5pt" fo:letter-spacing="normal" fo:font-style="normal" fo:font-weight="normal" officeooo:rsid="00163574"/>
    </style:style>
    <style:style style:name="T5" style:family="text">
      <style:text-properties fo:font-variant="normal" fo:text-transform="none" fo:color="#000000" loext:opacity="100%" style:font-name="SantanderMicro-Bold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antanderMicro-Bold" fo:font-size="10.5pt" fo:letter-spacing="normal" fo:font-style="normal" fo:font-weight="normal" officeooo:rsid="00163574"/>
    </style:style>
    <style:style style:name="T7" style:family="text">
      <style:text-properties fo:font-variant="normal" fo:text-transform="none" fo:color="#00000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ri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Termino</text:p>
          </table:table-cell>
          <table:table-cell table:style-name="Table1.A1" office:value-type="string">
            <text:p text:style-name="P12">Categoría</text:p>
          </table:table-cell>
          <table:table-cell table:style-name="Table1.C1" office:value-type="string">
            <text:p text:style-name="P12">Comentario</text:p>
          </table:table-cell>
        </table:table-row>
        <table:table-row>
          <table:table-cell table:style-name="Table1.A2" office:value-type="string">
            <text:p text:style-name="P4"><text:span text:style-name="T1">Invitado</text:span> 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tiene acceso limitado a la aplicación.</text:p>
          </table:table-cell>
        </table:table-row>
        <table:table-row>
          <table:table-cell table:style-name="Table1.A2" office:value-type="string">
            <text:p text:style-name="P7">Solicitante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busca empleo</text:p>
          </table:table-cell>
        </table:table-row>
        <table:table-row table:style-name="Table1.4">
          <table:table-cell table:style-name="Table1.A2" office:value-type="string">
            <text:p text:style-name="P7">Empleador</text:p>
          </table:table-cell>
          <table:table-cell table:style-name="Table1.A2" office:value-type="string">
            <text:p text:style-name="P7">Rol de usuarios</text:p>
          </table:table-cell>
          <table:table-cell table:style-name="Table1.C2" office:value-type="string">
            <text:p text:style-name="P7">Usuario que genera la oferta de empleo<text:span text:style-name="T2">.</text:span></text:p>
          </table:table-cell>
        </table:table-row>
        <table:table-row>
          <table:table-cell table:style-name="Table1.A2" office:value-type="string">
            <text:p text:style-name="P7">Oferta</text:p>
          </table:table-cell>
          <table:table-cell table:style-name="Table1.A2" office:value-type="string">
            <text:p text:style-name="P7">Entidad</text:p>
          </table:table-cell>
          <table:table-cell table:style-name="Table1.C2" office:value-type="string">
            <text:p text:style-name="P8">Empleo postulado por el empleador y disponible para que los solicitantes puedan aplicar.</text:p>
          </table:table-cell>
        </table:table-row>
        <table:table-row>
          <table:table-cell table:style-name="Table1.A2" office:value-type="string">
            <text:p text:style-name="P7">Postulación</text:p>
          </table:table-cell>
          <table:table-cell table:style-name="Table1.A2" office:value-type="string">
            <text:p text:style-name="P5"><text:span text:style-name="T1">E</text:span>ntidad</text:p>
          </table:table-cell>
          <table:table-cell table:style-name="Table1.C2" office:value-type="string">
            <text:p text:style-name="P9">Solicitante aplicando al empleo.</text:p>
          </table:table-cell>
        </table:table-row>
        <table:table-row>
          <table:table-cell table:style-name="Table1.A2" office:value-type="string">
            <text:p text:style-name="P8">Com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Es la cantidad de dinero que se cobra al terminarla la contratación de la oferta.</text:p>
          </table:table-cell>
        </table:table-row>
        <table:table-row>
          <table:table-cell table:style-name="Table1.A2" office:value-type="string">
            <text:p text:style-name="P10">V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<text:span text:style-name="T6">L</text:span><text:span text:style-name="T5">a visión </text:span><text:span text:style-name="T3">se refiere</text:span><text:span text:style-name="T7"> </text:span><text:span text:style-name="T5">a dónde se dirige </text:span><text:span text:style-name="T6">la empresa.</text:span></text:p>
          </table:table-cell>
        </table:table-row>
        <table:table-row>
          <table:table-cell table:style-name="Table1.A2" office:value-type="string">
            <text:p text:style-name="P10">Misión</text:p>
          </table:table-cell>
          <table:table-cell table:style-name="Table1.A2" office:value-type="string">
            <text:p text:style-name="P5">Atributo de entidad</text:p>
          </table:table-cell>
          <table:table-cell table:style-name="Table1.C2" office:value-type="string">
            <text:p text:style-name="P9"><text:span text:style-name="T3">La </text:span><text:span text:style-name="T5">misión</text:span><text:span text:style-name="T7"> </text:span><text:span text:style-name="T3">de una empresa </text:span><text:span text:style-name="T4">es </text:span><text:span text:style-name="T5">la razón principal por la cual esta existe.</text:span></text:p>
          </table:table-cell>
        </table:table-row>
        <table:table-row>
          <table:table-cell table:style-name="Table1.A2" office:value-type="string">
            <text:p text:style-name="P11">Modalidad</text:p>
          </table:table-cell>
          <table:table-cell table:style-name="Table1.A2" office:value-type="string">
            <text:p text:style-name="P6">Atributo de entidad</text:p>
          </table:table-cell>
          <table:table-cell table:style-name="Table1.C2" office:value-type="string">
            <text:p text:style-name="P11">Forma de clasificar el modelo de trabaj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antanderMicro" svg:font-family="SantanderMicro, sans-serif"/>
    <style:font-face style:name="SantanderMicro-Bold" svg:font-family="SantanderMicro-Bold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2:56:49.477763766</meta:creation-date>
    <meta:generator>LibreOffice/7.3.7.2$Linux_X86_64 LibreOffice_project/30$Build-2</meta:generator>
    <dc:date>2023-10-18T23:43:48.620319832</dc:date>
    <meta:editing-duration>P4DT17H46M45S</meta:editing-duration>
    <meta:editing-cycles>7</meta:editing-cycles>
    <meta:document-statistic meta:table-count="1" meta:image-count="0" meta:object-count="0" meta:page-count="1" meta:paragraph-count="31" meta:word-count="118" meta:character-count="720" meta:non-whitespace-character-count="632"/>
  </office:meta>
</office:document-meta>
</file>